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text-properties fo:font-size="8pt" officeooo:rsid="000f8595" officeooo:paragraph-rsid="000f8595" style:font-size-asian="10pt" style:font-size-complex="10pt"/>
    </style:style>
    <style:style style:name="P3" style:family="paragraph" style:parent-style-name="Preformatted_20_Text">
      <style:text-properties fo:font-size="8pt" fo:font-weight="bold" officeooo:rsid="000f8595" officeooo:paragraph-rsid="000f8595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font-size="8pt" fo:font-weight="bold" officeooo:rsid="000f8595" officeooo:paragraph-rsid="0016ce1e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8pt" fo:font-weight="bold" officeooo:rsid="001032fc" officeooo:paragraph-rsid="001032fc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font-size="8pt" fo:font-weight="bold" officeooo:rsid="0016ce1e" officeooo:paragraph-rsid="0016ce1e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8pt" fo:font-weight="normal" officeooo:rsid="000f8595" officeooo:paragraph-rsid="000f8595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size="8pt" fo:font-weight="normal" officeooo:rsid="000f8595" officeooo:paragraph-rsid="0016ce1e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size="8pt" fo:font-weight="normal" officeooo:rsid="001032fc" officeooo:paragraph-rsid="001032fc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fo:font-size="8pt" fo:font-weight="normal" officeooo:rsid="00119735" officeooo:paragraph-rsid="00119735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size="8pt" fo:font-weight="normal" officeooo:rsid="00132fd1" officeooo:paragraph-rsid="00132fd1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size="8pt" fo:font-weight="normal" officeooo:rsid="0014a0e8" officeooo:paragraph-rsid="0014a0e8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size="8pt" fo:font-weight="normal" officeooo:rsid="0016082d" officeooo:paragraph-rsid="0016082d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size="8pt" fo:font-weight="normal" officeooo:rsid="0019c72a" officeooo:paragraph-rsid="0019c72a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8pt" fo:font-weight="normal" officeooo:rsid="001a902f" officeooo:paragraph-rsid="001a902f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size="8pt" style:text-underline-style="solid" style:text-underline-width="auto" style:text-underline-color="font-color" fo:font-weight="bold" officeooo:rsid="0019c72a" officeooo:paragraph-rsid="0019c72a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8pt" style:text-underline-style="solid" style:text-underline-width="auto" style:text-underline-color="font-color" fo:font-weight="bold" officeooo:rsid="001a902f" officeooo:paragraph-rsid="001a902f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font-size="8pt" style:text-underline-style="solid" style:text-underline-width="auto" style:text-underline-color="font-color" fo:font-weight="bold" officeooo:rsid="001b2d18" officeooo:paragraph-rsid="001b2d18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font-size="8pt" style:text-underline-style="solid" style:text-underline-width="auto" style:text-underline-color="font-color" fo:font-weight="bold" officeooo:rsid="001b8f79" officeooo:paragraph-rsid="001b8f79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officeooo:paragraph-rsid="0016ce1e"/>
    </style:style>
    <style:style style:name="T1" style:family="text">
      <style:text-properties officeooo:rsid="000f85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973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9735"/>
    </style:style>
    <style:style style:name="T6" style:family="text">
      <style:text-properties officeooo:rsid="00132fd1"/>
    </style:style>
    <style:style style:name="T7" style:family="text">
      <style:text-properties officeooo:rsid="0016ce1e"/>
    </style:style>
    <style:style style:name="T8" style:family="text">
      <style:text-properties fo:font-size="8pt" fo:font-weight="normal" officeooo:rsid="0016ce1e" style:font-size-asian="10pt" style:font-weight-asian="normal" style:font-size-complex="10pt" style:font-weight-complex="normal"/>
    </style:style>
    <style:style style:name="T9" style:family="text">
      <style:text-properties style:font-name="Liberation Mono" fo:font-size="8pt" fo:font-weight="bold" officeooo:rsid="0017e508" style:font-name-asian="NSimSun1" style:font-size-asian="10pt" style:font-weight-asian="bold" style:font-name-complex="Liberation Mono" style:font-size-complex="10pt" style:font-weight-complex="bold"/>
    </style:style>
    <style:style style:name="T10" style:family="text">
      <style:text-properties officeooo:rsid="0019c72a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a902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nd <text:span text:style-name="T1">Vim</text:span></text:p>
      <text:p text:style-name="P1"/>
      <text:p text:style-name="P3">Git/Github</text:p>
      <text:p text:style-name="P1">Understanding Git/Github</text:p>
      <text:p text:style-name="P1">https://product.hubspot.com/blog/git-and-github-tutorial-for-beginners</text:p>
      <text:p text:style-name="P1"/>
      <text:p text:style-name="P2">We can download sources/applications from git.<text:line-break/> <text:span text:style-name="T2">Git clone [address]</text:span></text:p>
      <text:p text:style-name="P7"/>
      <text:p text:style-name="P5">Using Git and making new projects for it.</text:p>
      <text:p text:style-name="P9">Make a new directory in the <text:span text:style-name="T2">master </text:span>part of the directory.</text:p>
      <text:p text:style-name="P9"><text:tab/>Cd ~/</text:p>
      <text:p text:style-name="P9"><text:tab/>mkdir [filename]</text:p>
      <text:p text:style-name="P9"><text:tab/>cd [filename]</text:p>
      <text:p text:style-name="P9"><text:tab/></text:p>
      <text:p text:style-name="P9">Then we need to create a file that we want to push to the service. We need to be within that newly created directory. Then create a new file, touch [filename].txt</text:p>
      <text:p text:style-name="P9">We then need to add this file to git (This is not github).</text:p>
      <text:p text:style-name="P9"><text:tab/>Git add [filename].txt</text:p>
      <text:p text:style-name="P9"/>
      <text:p text:style-name="P9">Once we have added the file, we need to keep comments on the files so we know what changes have been made and where the file is currently at. <text:span text:style-name="T5">We have to inform </text:span><text:span text:style-name="T3">git </text:span><text:span text:style-name="T5">of who we are:</text:span></text:p>
      <text:p text:style-name="P9"><text:tab/><text:span text:style-name="T5">git config –global user.email [email address]</text:span></text:p>
      <text:p text:style-name="P9"><text:tab/><text:span text:style-name="T5">git config –global user.name [Full name]</text:span></text:p>
      <text:p text:style-name="P9"><text:tab/><text:span text:style-name="T5">(- - is used before the global argument next to each other)</text:span></text:p>
      <text:p text:style-name="P9"/>
      <text:p text:style-name="P10">Now we can create a commit by issuing the command;</text:p>
      <text:p text:style-name="P10"><text:tab/>git commit -m “The message/text you want to put”</text:p>
      <text:p text:style-name="P10"/>
      <text:p text:style-name="P10">Now if we want to push this upload to Github we need to do a few things.</text:p>
      <text:p text:style-name="P10">We first need to create a branch, these allow you to move between projects. <text:span text:style-name="T6">If we were to add a new feature, we create a new branch and then once ready, merge it with the master branch.</text:span></text:p>
      <text:p text:style-name="P11">To create a new branch;</text:p>
      <text:p text:style-name="P11"><text:tab/>git checkout -b [name of your branch]</text:p>
      <text:p text:style-name="P11"><text:tab/>git branch (to check if the branch has been created)</text:p>
      <text:p text:style-name="P12"/>
      <text:p text:style-name="P12">Login to your Github account and create a new Repository.<text:line-break/>After doing this, you will be presented with a URL for pushing your local repository.<text:line-break/>Make sure you are within the directory you have created or Git and use the following commands:</text:p>
      <text:p text:style-name="P12"><text:tab/>git remote add origin [URL for your github]</text:p>
      <text:p text:style-name="P12"><text:tab/>git push -u origin master</text:p>
      <text:p text:style-name="P12"/>
      <text:p text:style-name="P12">To pull a project, you will need to move to your git repository and use;</text:p>
      <text:p text:style-name="P12"><text:tab/>git pull origin master</text:p>
      <text:p text:style-name="P11"/>
      <text:p text:style-name="P13">You can check the status of git </text:p>
      <text:p text:style-name="P13"><text:tab/>git status</text:p>
      <text:p text:style-name="Horizontal_20_Line"/>
      <text:p text:style-name="P4"><text:span text:style-name="T7">Vim</text:span></text:p>
      <text:p text:style-name="P6"/>
      <text:p text:style-name="P20"><text:span text:style-name="T8">Typing </text:span><text:span text:style-name="T9">vim tutor</text:span><text:span text:style-name="T8"> gives you a list of all the commands needed.</text:span></text:p>
      <text:p text:style-name="P4"/>
      <text:p text:style-name="P8">: <text:s text:c="2"/><text:span text:style-name="T10">(this enters command line mode)</text:span></text:p>
      <text:p text:style-name="P8">:<text:span text:style-name="T10">q <text:s/>will quit vim</text:span></text:p>
      <text:p text:style-name="P8">:<text:span text:style-name="T10">q! Quits without saving the document.</text:span></text:p>
      <text:p text:style-name="P8">:<text:span text:style-name="T10">wq Writes to the document and quits.</text:span></text:p>
      <text:p text:style-name="P8">:<text:span text:style-name="T10">x <text:s/>Will exit vim</text:span></text:p>
      <text:p text:style-name="P14">ZZ <text:s/>Will quit vim without entering command line mode.</text:p>
      <text:p text:style-name="P14"/>
      <text:p text:style-name="P14">It has several modes.</text:p>
      <text:p text:style-name="P14">NORMAL- </text:p>
      <text:p text:style-name="P14"><text:span text:style-name="T11">hjkl</text:span> is used to navigate.</text:p>
      <text:p text:style-name="P14"><text:span text:style-name="T11">Tying gg</text:span> will get you to the first line of the document.</text:p>
      <text:p text:style-name="P14"><text:span text:style-name="T11">Shift + g</text:span> will get you to the last line of the document.</text:p>
      <text:p text:style-name="P17">0<text:span text:style-name="T13"> allows you get back to the first letter of the line.</text:span></text:p>
      <text:p text:style-name="P15"><text:span text:style-name="T11">2+shift+G</text:span> will move you to the second line, or any number chosen.</text:p>
      <text:p text:style-name="P17">X<text:span text:style-name="T13"> is what you use to delete characters.</text:span></text:p>
      <text:p text:style-name="P17">3+x<text:span text:style-name="T13"> will delete the amount of letters put by the number.</text:span></text:p>
      <text:p text:style-name="P17">Dw<text:span text:style-name="T13"> will delete entire words</text:span></text:p>
      <text:p text:style-name="P18">d<text:span text:style-name="T13"> will delete entire lines</text:span></text:p>
      <text:p text:style-name="P17">U<text:span text:style-name="T13"> undoes what you have done.</text:span></text:p>
      <text:p text:style-name="P18">W<text:span text:style-name="T13"> goes to the beginning of every word (You can add numbers like before to move a number of words)</text:span></text:p>
      <text:p text:style-name="P18">e<text:span text:style-name="T13"> goes to the end of every word</text:span></text:p>
      <text:p text:style-name="P18">b<text:span text:style-name="T13"> moves backwards. The opposite of the </text:span>w<text:span text:style-name="T13">.</text:span></text:p>
      <text:p text:style-name="P18">p<text:span text:style-name="T13"> Insert mode, then </text:span>p<text:span text:style-name="T13"> will paste the deleted line on the line below, you are currently on. <text:line-break/> For example your on line 17, it will paste it on line 18.</text:span></text:p>
      <text:p text:style-name="P19">r<text:span text:style-name="T13"> go to the letter you want to replace, type r and then the letter you want to replace it with after.</text:span></text:p>
      <text:p text:style-name="P19">C<text:span text:style-name="T13"> is change command. You could choose ce or cw. C$ changes the entire line.</text:span></text:p>
      <text:p text:style-name="P14"><text:soft-page-break/></text:p>
      <text:p text:style-name="P14">Insert mode-</text:p>
      <text:p text:style-name="P14"><text:span text:style-name="T11">I</text:span> will start insert mode</text:p>
      <text:p text:style-name="P14"><text:span text:style-name="T11">esc</text:span> Will get you out of insert mode.</text:p>
      <text:p text:style-name="P16">Esc <text:span text:style-name="T13">x2 will get you back to normal mode quicker. </text:span><text:span text:style-name="T14">Could be remapped to ‘ii’</text:span></text:p>
      <text:p text:style-name="P16"><text:span text:style-name="T14"/></text:p>
      <text:p text:style-name="P17"><text:span text:style-name="T13">Visual mode-</text:span></text:p>
      <text:p text:style-name="P17">V<text:span text:style-name="T13"> starts visual mode.</text:span></text:p>
      <text:p text:style-name="P17"><text:span text:style-name="T13">Allows you select text.</text:span></text:p>
      <text:p text:style-name="P17"><text:span text:style-name="T13"/></text:p>
      <text:p text:style-name="P17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4T21:51:56.265000000</dc:date>
    <meta:editing-duration>PT16M14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65" meta:word-count="615" meta:character-count="3221" meta:non-whitespace-character-count="2645"/>
  </office:meta>
</office:document-meta>
</file>